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312in" style:use-optimal-column-width="false"/>
    </style:style>
    <style:style style:name="TableColumn7" style:family="table-column">
      <style:table-column-properties style:column-width="1.8958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widows="0" fo:orphans="0" fo:margin-left="0.5in">
        <style:tab-stops/>
      </style:paragraph-properties>
      <style:text-properties style:text-position="sub 63.6%" fo:font-size="16.5pt" style:font-size-asian="16.5pt" style:font-size-complex="16.5pt"/>
    </style:style>
    <style:style style:name="P66" style:parent-style-name="Heading1" style:family="paragraph">
      <style:paragraph-properties fo:widows="0" fo:orphans="0" fo:margin-top="0.3895in" fo:margin-right="-0.1229in"/>
    </style:style>
  </office:automatic-styles>
  <office:body>
    <office:text text:use-soft-page-breaks="true">
      <text:p text:style-name="P1"><text:span text:style-name="T2">Worksheet - Adaptation of Business Processes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Existing business processes are modified to incorporate open source compliance activities and considerations.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Supply Chain’s supplier selection procedures are tailored to assure that open source compliance requirements are considered when performing due diligence on suppliers.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rocess management assures that open source compliance activities are included early enough in the product development cycle to enable the organization to meet its release timelines.<text:s/>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Late-cycle verification steps are used to assure that all compliance requirements have been met before external distribution occurs.<text:s/></text:p>
          </table:table-cell>
          <table:table-cell table:style-name="TableCell48">
            <text:list text:style-name="LFO16" text:continue-numbering="true">
              <text:list-item>
                <text:p text:style-name="P49">Complete<text:s/></text:p>
              </text:list-item>
              <text:list-item>
                <text:p text:style-name="P50">Partial<text:s/></text:p>
              </text:list-item>
              <text:list-item>
                <text:p text:style-name="P51">Not available</text:p>
              </text:list-item>
              <text:list-item>
                <text:p text:style-name="P52">Not applicable</text:p>
              </text:list-item>
            </text:list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dividuals managing business processes have received training in open source compliance requirements and exhibit sensitivity to open source compliance concerns.</text:p>
          </table:table-cell>
          <table:table-cell table:style-name="TableCell58">
            <text:list text:style-name="LFO16" text:continue-numbering="true">
              <text:list-item>
                <text:p text:style-name="P59">Complete<text:s/></text:p>
              </text:list-item>
              <text:list-item>
                <text:p text:style-name="P60">Partial<text:s/></text:p>
              </text:list-item>
              <text:list-item>
                <text:p text:style-name="P61">Not available</text:p>
              </text:list-item>
              <text:list-item>
                <text:p text:style-name="P62">Not applicable</text:p>
              </text:list-item>
            </text:list>
          </table:table-cell>
          <table:table-cell table:style-name="TableCell63">
            <text:p text:style-name="P64"/>
          </table:table-cell>
        </table:table-row>
      </table:table>
      <text:p text:style-name="P65"/>
      <text:h text:style-name="P66" text:outline-level="1"><text:bookmark-start text:name="_puh9f4a1me1c"/><text:bookmark-start text:name="_sntts8j8mlgs"/><text:bookmark-end text:name="_puh9f4a1me1c"/><text:bookmark-end text:name="_sntts8j8mlgs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5:00Z</meta:creation-date>
    <dc:date>2020-03-04T13:05:00Z</dc:date>
    <meta:template xlink:href="Normal.dotm" xlink:type="simple"/>
    <meta:editing-cycles>2</meta:editing-cycles>
    <meta:editing-duration>PT0S</meta:editing-duration>
    <meta:document-statistic meta:page-count="1" meta:paragraph-count="2" meta:word-count="164" meta:character-count="1100" meta:row-count="7" meta:non-whitespace-character-count="938"/>
  </office:meta>
</office:document-meta>
</file>